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Triangle_20_unfilled" draw:marker-end-width="0.5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>
      <style:graphic-properties draw:fill-color="#b3e471" draw:textarea-horizontal-align="justify" draw:textarea-vertical-align="middle" draw:auto-grow-height="false"/>
    </style:style>
    <style:style style:name="gr12" style:family="graphic">
      <style:graphic-properties draw:fill-color="#83caff" draw:textarea-horizontal-align="justify" draw:textarea-vertical-align="middle" draw:auto-grow-height="false"/>
    </style:style>
    <style:style style:name="gr13" style:family="graphic">
      <style:graphic-properties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6.4cm" svg:height="1.8cm" svg:x="9.9cm" svg:y="0.8cm">
          <text:p text:style-name="P1">ILogg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cm" svg:height="1.8cm" svg:x="21.7cm" svg:y="0.7cm">
          <text:p text:style-name="P1">ILog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4cm" svg:height="1.8cm" svg:x="9.9cm" svg:y="7.6cm">
          <text:p text:style-name="P1">Loggable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7cm" svg:height="3.8cm" svg:x="20.3cm" svg:y="5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2" draw:text-style-name="P1" xml:id="id1" draw:id="id1" draw:layer="layout" svg:width="4.6cm" svg:height="1.8cm" svg:x="21.3cm" svg:y="6.2cm">
          <text:p text:style-name="P1">Logg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6cm" svg:y1="6.2cm" svg:x2="23.6cm" svg:y2="2.5cm" draw:start-shape="id1" draw:start-glue-point="0" draw:end-shape="id2" draw:end-glue-point="2" svg:d="M23600 6200v-3700" svg:viewBox="0 0 1 3701">
          <text:p/>
        </draw:connector>
        <draw:frame draw:style-name="gr5" draw:layer="layout" svg:width="4.943cm" svg:height="0.962cm" svg:x="21.2cm" svg:y="9cm">
          <draw:text-box>
            <text:p>ILogger Factory</text:p>
          </draw:text-box>
        </draw:frame>
        <draw:custom-shape draw:style-name="gr2" draw:text-style-name="P1" xml:id="id5" draw:id="id5" draw:layer="layout" svg:width="6.4cm" svg:height="1.8cm" svg:x="9.9cm" svg:y="13.2cm">
          <text:p text:style-name="P1">&lt;Logging Object&gt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1cm" svg:y1="7.6cm" svg:x2="13.1cm" svg:y2="2.6cm" draw:start-shape="id3" draw:start-glue-point="0" draw:end-shape="id4" draw:end-glue-point="2" svg:d="M13100 7600v-5000" svg:viewBox="0 0 1 5001">
          <text:p/>
        </draw:connector>
        <draw:connector draw:style-name="gr4" draw:text-style-name="P1" draw:layer="layout" draw:type="line" svg:x1="13.1cm" svg:y1="13.2cm" svg:x2="13.1cm" svg:y2="9.4cm" draw:start-shape="id5" draw:start-glue-point="0" draw:end-shape="id3" svg:d="M13100 13200v-3800" svg:viewBox="0 0 1 3801">
          <text:p/>
        </draw:connector>
        <draw:connector draw:style-name="gr6" draw:text-style-name="P1" draw:layer="layout" draw:type="line" svg:x1="16.3cm" svg:y1="8.5cm" svg:x2="20.3cm" svg:y2="6.9cm" draw:start-shape="id3" draw:start-glue-point="1" draw:end-shape="id6" draw:end-glue-point="5" svg:d="M16300 8500l4000-1600" svg:viewBox="0 0 4001 1601">
          <text:p/>
        </draw:connector>
        <draw:custom-shape draw:style-name="gr7" draw:text-style-name="P1" draw:layer="layout" svg:width="2.8cm" svg:height="1.2cm" svg:x="2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1.2cm" svg:x="2.2cm" svg:y="7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1.2cm" svg:x="2.2cm" svg:y="8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1.2cm" svg:x="2.2cm" svg:y="9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1.2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1.2cm" svg:height="6cm" svg:x="5.4cm" svg:y="6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6" draw:text-style-name="P1" draw:layer="layout" draw:type="line" svg:x1="9.9cm" svg:y1="8.5cm" svg:x2="6.6cm" svg:y2="9.2cm" draw:start-shape="id3" draw:start-glue-point="3" draw:end-shape="id7" draw:end-glue-point="6" svg:d="M9900 8500l-3300 700" svg:viewBox="0 0 3301 701">
          <text:p/>
        </draw:connector>
        <draw:frame draw:style-name="gr5" draw:layer="layout" svg:width="7.051cm" svg:height="0.962cm" svg:x="1.057cm" svg:y="4.838cm">
          <draw:text-box>
            <text:p>Registered ILogger List</text:p>
          </draw:text-box>
        </draw:frame>
        <draw:connector draw:style-name="gr6" draw:text-style-name="P1" draw:layer="layout" draw:type="curve" draw:line-skew="2.9cm" svg:x1="23.6cm" svg:y1="8cm" svg:x2="15.2cm" svg:y2="9.4cm" draw:start-shape="id1" draw:start-glue-point="2" draw:end-shape="id8" draw:end-glue-point="2" svg:d="M23600 8000c0 5400-8400 4700-8400 1400" svg:viewBox="0 0 8401 3969">
          <text:p/>
        </draw:connector>
        <draw:polygon draw:style-name="gr9" draw:text-style-name="P1" xml:id="id8" draw:id="id8" draw:layer="layout" svg:width="0cm" svg:height="0cm" svg:x="15.2cm" svg:y="9.4cm" svg:viewBox="0 0 0 0" draw:points="0,0">
          <text:p/>
        </draw:polygon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" xml:id="id12" draw:id="id12" draw:layer="Layout" svg:width="6.4cm" svg:height="1.8cm" svg:x="9.9cm" svg:y="1.5cm">
          <text:p text:style-name="P1">ILoggable</text:p>
          <draw:enhanced-geometry svg:viewBox="0 0 21600 21600" draw:type="rectangle" draw:enhanced-path="M 0 0 L 21600 0 21600 21600 0 21600 0 0 Z N"/>
        </draw:custom-shape>
        <draw:custom-shape draw:style-name="gr11" draw:text-style-name="P1" xml:id="id18" draw:id="id18" draw:layer="Layout" svg:width="3.8cm" svg:height="1.8cm" svg:x="21.7cm" svg:y="0.7cm">
          <text:p text:style-name="P1">ILogger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6.4cm" svg:height="1.8cm" svg:x="9.9cm" svg:y="7.6cm">
          <text:p text:style-name="P1">Loggable</text:p>
          <draw:enhanced-geometry svg:viewBox="0 0 21600 21600" draw:type="rectangle" draw:enhanced-path="M 0 0 L 21600 0 21600 21600 0 21600 0 0 Z N"/>
        </draw:custom-shape>
        <draw:custom-shape draw:style-name="gr13" draw:text-style-name="P1" xml:id="id14" draw:id="id14" draw:layer="Layout" svg:width="7cm" svg:height="3.8cm" svg:x="20.3cm" svg:y="7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9" draw:id="id9" draw:layer="Layout" svg:width="4.6cm" svg:height="1.8cm" svg:x="21.3cm" svg:y="8.2cm">
          <text:p text:style-name="P1">LoggerXXX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6cm" svg:y1="8.2cm" svg:x2="23.6cm" svg:y2="6.3cm" draw:start-shape="id9" draw:start-glue-point="0" draw:end-shape="id10" draw:end-glue-point="2" svg:d="M23600 8200v-1900" svg:viewBox="0 0 1 1901">
          <text:p/>
        </draw:connector>
        <draw:frame draw:style-name="gr5" draw:layer="layout" svg:width="4.943cm" svg:height="0.962cm" svg:x="21.2cm" svg:y="11cm">
          <draw:text-box>
            <text:p>ILogger Factory</text:p>
          </draw:text-box>
        </draw:frame>
        <draw:custom-shape draw:style-name="gr12" draw:text-style-name="P1" xml:id="id13" draw:id="id13" draw:layer="Layout" svg:width="6.4cm" svg:height="1.8cm" svg:x="9.9cm" svg:y="13.2cm">
          <text:p text:style-name="P1">&lt;Logging Object&gt;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3.1cm" svg:y1="7.6cm" svg:x2="13.1cm" svg:y2="3.3cm" draw:start-shape="id11" draw:start-glue-point="0" draw:end-shape="id12" draw:end-glue-point="2" svg:d="M13100 7600v-4300" svg:viewBox="0 0 1 4301">
          <text:p/>
        </draw:connector>
        <draw:connector draw:style-name="gr4" draw:text-style-name="P1" draw:layer="layout" draw:type="line" svg:x1="13.1cm" svg:y1="13.2cm" svg:x2="13.1cm" svg:y2="9.4cm" draw:start-shape="id13" draw:start-glue-point="0" draw:end-shape="id11" svg:d="M13100 13200v-3800" svg:viewBox="0 0 1 3801">
          <text:p/>
        </draw:connector>
        <draw:connector draw:style-name="gr6" draw:text-style-name="P1" draw:layer="layout" draw:type="line" svg:x1="16.3cm" svg:y1="8.5cm" svg:x2="20.3cm" svg:y2="8.9cm" draw:start-shape="id11" draw:start-glue-point="1" draw:end-shape="id14" draw:end-glue-point="5" svg:d="M16300 8500l4000 400" svg:viewBox="0 0 4001 401">
          <text:p/>
        </draw:connector>
        <draw:connector draw:style-name="gr6" draw:text-style-name="P1" draw:layer="layout" draw:type="line" svg:x1="9.9cm" svg:y1="8.5cm" svg:x2="6.2cm" svg:y2="9cm" draw:start-shape="id11" draw:start-glue-point="3" draw:end-shape="id15" draw:end-glue-point="1" svg:d="M9900 8500l-3700 500" svg:viewBox="0 0 3701 501">
          <text:p/>
        </draw:connector>
        <draw:frame draw:style-name="gr5" draw:layer="layout" svg:width="7.051cm" svg:height="0.962cm" svg:x="1.749cm" svg:y="11.238cm">
          <draw:text-box>
            <text:p>Registered ILogger List</text:p>
          </draw:text-box>
        </draw:frame>
        <draw:connector draw:style-name="gr6" draw:text-style-name="P1" draw:layer="layout" draw:type="curve" draw:line-skew="2.9cm" svg:x1="23.6cm" svg:y1="10cm" svg:x2="15.2cm" svg:y2="9.4cm" draw:start-shape="id9" draw:start-glue-point="2" draw:end-shape="id16" draw:end-glue-point="2" svg:d="M23600 10000c0 5101-8400 5401-8400-600" svg:viewBox="0 0 8401 4465">
          <text:p/>
        </draw:connector>
        <draw:polygon draw:style-name="gr9" draw:text-style-name="P1" xml:id="id16" draw:id="id16" draw:layer="layout" svg:width="0cm" svg:height="0cm" svg:x="15.2cm" svg:y="9.4cm" svg:viewBox="0 0 0 0" draw:points="0,0">
          <text:p/>
        </draw:polygon>
        <draw:custom-shape draw:style-name="gr2" draw:text-style-name="P1" xml:id="id15" draw:id="id15" draw:layer="layout" svg:width="2.6cm" svg:height="4cm" svg:x="3.6cm" svg:y="7cm">
          <text:p text:style-name="P1">LogList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6cm" svg:height="4cm" svg:x="3.6cm" svg:y="0.7cm">
          <text:p text:style-name="P1">TIF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6.2cm" svg:y1="2.7cm" svg:x2="9.9cm" svg:y2="2.4cm" draw:start-shape="id17" draw:start-glue-point="1" draw:end-shape="id12" svg:d="M6200 2700l3700-300" svg:viewBox="0 0 3701 301">
          <text:p/>
        </draw:connector>
        <draw:custom-shape draw:style-name="gr2" draw:text-style-name="P1" xml:id="id10" draw:id="id10" draw:layer="layout" svg:width="4.6cm" svg:height="1.8cm" svg:x="21.3cm" svg:y="4.5cm">
          <text:p text:style-name="P1">LoggerB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3.6cm" svg:y1="4.5cm" svg:x2="23.6cm" svg:y2="2.5cm" draw:start-shape="id10" draw:end-shape="id18" draw:end-glue-point="2" svg:d="M23600 4500v-2000" svg:viewBox="0 0 1 2001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4-10-10T08:39:27.427701265</dc:date>
    <meta:editing-duration>PT35M41S</meta:editing-duration>
    <meta:editing-cycles>5</meta:editing-cycles>
    <meta:generator>LibreOffice/4.2.6.3$Linux_X86_64 LibreOffice_project/420m0$Build-3</meta:generator>
    <meta:document-statistic meta:object-count="66"/>
  </office:meta>
</office:document-meta>
</file>